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5dab4" officeooo:paragraph-rsid="0015dab4" style:font-size-asian="18pt" style:font-size-complex="18pt"/>
    </style:style>
    <style:style style:name="P2" style:family="paragraph" style:parent-style-name="Standard">
      <style:text-properties fo:font-size="18pt" officeooo:rsid="0015dab4" officeooo:paragraph-rsid="0017bb0e" style:font-size-asian="18pt" style:font-size-complex="18pt"/>
    </style:style>
    <style:style style:name="P3" style:family="paragraph" style:parent-style-name="Standard">
      <style:text-properties fo:font-size="18pt" officeooo:rsid="0015dab4" officeooo:paragraph-rsid="0022374f" style:font-size-asian="18pt" style:font-size-complex="18pt"/>
    </style:style>
    <style:style style:name="P4" style:family="paragraph" style:parent-style-name="Standard">
      <style:text-properties fo:font-size="18pt" fo:font-style="italic" fo:font-weight="bold" officeooo:rsid="0015dab4" officeooo:paragraph-rsid="0015dab4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text-properties fo:font-size="18pt" fo:font-style="italic" fo:font-weight="bold" officeooo:rsid="0015dab4" officeooo:paragraph-rsid="0017bb0e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text-properties fo:font-size="18pt" fo:font-style="italic" fo:font-weight="bold" officeooo:rsid="0015dab4" officeooo:paragraph-rsid="0022374f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text-properties fo:font-size="12pt" officeooo:rsid="0015dab4" officeooo:paragraph-rsid="0015dab4" style:font-size-asian="12pt" style:font-size-complex="12pt"/>
    </style:style>
    <style:style style:name="P8" style:family="paragraph" style:parent-style-name="Standard">
      <style:text-properties fo:font-size="12pt" officeooo:rsid="0015dab4" officeooo:paragraph-rsid="0017bb0e" style:font-size-asian="12pt" style:font-size-complex="12pt"/>
    </style:style>
    <style:style style:name="P9" style:family="paragraph" style:parent-style-name="Standard">
      <style:text-properties fo:font-size="12pt" officeooo:rsid="0015dab4" officeooo:paragraph-rsid="0022374f" style:font-size-asian="12pt" style:font-size-complex="12pt"/>
    </style:style>
    <style:style style:name="P10" style:family="paragraph" style:parent-style-name="Standard">
      <style:text-properties fo:font-size="12pt" officeooo:rsid="0015dab4" officeooo:paragraph-rsid="0025440a" style:font-size-asian="12pt" style:font-size-complex="12pt"/>
    </style:style>
    <style:style style:name="P11" style:family="paragraph" style:parent-style-name="Standard">
      <style:text-properties fo:font-size="12pt" fo:font-style="normal" fo:font-weight="normal" officeooo:rsid="0015dab4" officeooo:paragraph-rsid="0017bb0e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fo:font-weight="normal" officeooo:rsid="0015dab4" officeooo:paragraph-rsid="0022374f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normal" fo:font-weight="normal" officeooo:rsid="0022374f" officeooo:paragraph-rsid="0022374f" fo:background-color="#ffff0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20pt" fo:font-style="italic" fo:font-weight="bold" officeooo:rsid="0017bb0e" officeooo:paragraph-rsid="0017bb0e" style:font-size-asian="20pt" style:font-style-asian="italic" style:font-weight-asian="bold" style:font-size-complex="20pt" style:font-style-complex="italic" style:font-weight-complex="bold"/>
    </style:style>
    <style:style style:name="P15" style:family="paragraph" style:parent-style-name="Standard">
      <style:text-properties fo:font-size="18pt" officeooo:rsid="0015dab4" officeooo:paragraph-rsid="0017bb0e" style:font-size-asian="18pt" style:font-size-complex="18pt"/>
    </style:style>
    <style:style style:name="P16" style:family="paragraph" style:parent-style-name="Standard">
      <style:text-properties fo:font-size="18pt" fo:font-style="italic" fo:font-weight="bold" officeooo:rsid="0015dab4" officeooo:paragraph-rsid="0025eb4b" style:font-size-asian="18pt" style:font-style-asian="italic" style:font-weight-asian="bold" style:font-size-complex="18pt" style:font-style-complex="italic" style:font-weight-complex="bold"/>
    </style:style>
    <style:style style:name="P17" style:family="paragraph" style:parent-style-name="Standard">
      <style:text-properties fo:font-size="12pt" fo:font-style="normal" fo:font-weight="normal" officeooo:rsid="0015dab4" officeooo:paragraph-rsid="0017bb0e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officeooo:rsid="0015dab4" officeooo:paragraph-rsid="0017bb0e" style:font-size-asian="12pt" style:font-size-complex="12pt"/>
    </style:style>
    <style:style style:name="P19" style:family="paragraph" style:parent-style-name="Standard">
      <style:text-properties fo:font-size="12pt" officeooo:rsid="0015dab4" officeooo:paragraph-rsid="0015dab4" style:font-size-asian="12pt" style:font-size-complex="12pt"/>
    </style:style>
    <style:style style:name="P20" style:family="paragraph" style:parent-style-name="Standard">
      <style:text-properties fo:font-size="12pt" officeooo:rsid="0015dab4" officeooo:paragraph-rsid="0025eb4b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7bb0e" style:font-size-asian="12pt" style:font-size-complex="12pt"/>
    </style:style>
    <style:style style:name="T3" style:family="text">
      <style:text-properties style:font-size-asian="12pt"/>
    </style:style>
    <style:style style:name="T4" style:family="text">
      <style:text-properties officeooo:rsid="0017bb0e" style:font-size-asian="12pt"/>
    </style:style>
    <style:style style:name="T5" style:family="text">
      <style:text-properties officeooo:rsid="0017bb0e"/>
    </style:style>
    <style:style style:name="T6" style:family="text">
      <style:text-properties officeooo:rsid="001e5c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ordination initialisation de structure: </text:p>
      <text:p text:style-name="P1"/>
      <text:p text:style-name="P9">- <text:span text:style-name="T5">coordination__initialisation_structure</text:span></text:p>
      <text:p text:style-name="P9"><text:tab/>- <text:span text:style-name="T5">initialisation_par_default_structure</text:span></text:p>
      <text:p text:style-name="P9"><text:tab/>- recherche_specificateur</text:p>
      <text:p text:style-name="P9"><text:tab/>- <text:span text:style-name="T5">recherche</text:span>_drapeaux</text:p>
      <text:p text:style-name="P9"><text:tab/>- <text:span text:style-name="T5">recherche_valeur_espace_precision</text:span></text:p>
      <text:p text:style-name="P9"><text:tab/><text:tab/>- compter_pourcent_jusquau_specifi<text:span text:style-name="T6">cat</text:span>eur</text:p>
      <text:p text:style-name="P9"><text:tab/><text:tab/>- <text:span text:style-name="T5">recuperation_taille_champs</text:span></text:p>
      <text:p text:style-name="P9"><text:tab/><text:tab/>- compter_point_jusquau_specifi<text:span text:style-name="T6">cat</text:span>eur</text:p>
      <text:p text:style-name="P9"><text:tab/><text:tab/>- <text:span text:style-name="T5">recuperation_taille_precision</text:span></text:p>
      <text:p text:style-name="P3"><text:span text:style-name="T1"><text:tab/>- </text:span><text:span text:style-name="T2">coordination_distribution_sommaire…</text:span></text:p>
      <text:p text:style-name="P3"/>
      <text:p text:style-name="P4">Coordination de distribution sommaire:</text:p>
      <text:p text:style-name="P1"/>
      <text:p text:style-name="P9">- <text:span text:style-name="T5">coordination_distribution_sommaire</text:span></text:p>
      <text:p text:style-name="P9"><text:tab/>- <text:span text:style-name="T5">gestionnaire_caractere_avec_option</text:span>…</text:p>
      <text:p text:style-name="P9"><text:tab/>- <text:span text:style-name="T5">gestionnaire_chaine_avec_option</text:span>...</text:p>
      <text:p text:style-name="P9"><text:tab/>- <text:span text:style-name="T5">gestionnaire_adresse_avec_option...</text:span></text:p>
      <text:p text:style-name="P9"><text:tab/>- </text:p>
      <text:p text:style-name="P9"><text:tab/>- </text:p>
      <text:p text:style-name="P9"><text:tab/>- </text:p>
      <text:p text:style-name="P9"><text:tab/>- </text:p>
      <text:p text:style-name="P1"/>
      <text:p text:style-name="P6">Coordination de la gestion des option de %c:</text:p>
      <text:p text:style-name="P6"/>
      <text:p text:style-name="P12">- <text:s/><text:span text:style-name="T3"><text:s/></text:span><text:span text:style-name="T4">gestionnaire_caractere_avec_option</text:span></text:p>
      <text:p text:style-name="P12"><text:tab/>- envoyer_caracter<text:span text:style-name="T5">e</text:span>_impression</text:p>
      <text:p text:style-name="P12"><text:tab/><text:tab/>- imprimer_caractere_<text:span text:style-name="T5">sans</text:span>_flag</text:p>
      <text:p text:style-name="P12"><text:tab/><text:tab/>- imprimer_caractere_avec_espace</text:p>
      <text:p text:style-name="P12"/>
      <text:p text:style-name="P12"/>
      <text:p text:style-name="P6">Coordination de la gestion des option de %s:</text:p>
      <text:p text:style-name="P3"/>
      <text:p text:style-name="P9">- <text:span text:style-name="T5">gestionnaire_chaine_avec_option</text:span></text:p>
      <text:p text:style-name="P9"><text:tab/>- imprimer_chaine_avec_espace</text:p>
      <text:p text:style-name="P9"><text:tab/>- imprimer_chaine_avec_minus_precision_et_espace</text:p>
      <text:p text:style-name="P9"><text:tab/>- imprimer_chaine_avec_precision_et_espac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Coordination de la gestion des option de %<text:span text:style-name="T5">p</text:span>:</text:p>
      <text:p text:style-name="P7"/>
      <text:p text:style-name="P9">- <text:span text:style-name="T5">gestionnaire_adresse_avec_option</text:span></text:p>
      <text:p text:style-name="P9"><text:tab/>- gestionnaire_adresse_avec_precision_et_largeur_de_champs</text:p>
      <text:p text:style-name="P9"><text:tab/><text:tab/>- imprimer_adresse_avec_precision_et_largeur_de_champs</text:p>
      <text:p text:style-name="P9"><text:tab/><text:tab/><text:tab/>- imprimer_adresse_avec_precision</text:p>
      <text:p text:style-name="P9"><text:tab/>- gestionnaire_adresse_avec_largeur_de_champs</text:p>
      <text:p text:style-name="P9"><text:tab/><text:tab/>- imprimer_adresse_avec_largeur_de_champs</text:p>
      <text:p text:style-name="P9"><text:tab/><text:tab/><text:tab/>- compter_caractere_adresse</text:p>
      <text:p text:style-name="P9"><text:tab/><text:tab/><text:tab/>- print_adress</text:p>
      <text:p text:style-name="P10"><text:tab/><text:tab/>- imprimer_adresse_avec_largeur_de_champs_et_minus</text:p>
      <text:p text:style-name="P10"><text:tab/><text:tab/><text:tab/>- compter_caractere_adresse</text:p>
      <text:p text:style-name="P10"><text:tab/><text:tab/><text:tab/>- print_adress</text:p>
      <text:p text:style-name="P10"><text:tab/><text:tab/>- imprimer_adresse_avec_un_espace</text:p>
      <text:p text:style-name="P10"><text:tab/><text:tab/><text:tab/>- print_adress</text:p>
      <text:p text:style-name="P10"><text:tab/>- gestionnaire_adresse_avec_precision</text:p>
      <text:p text:style-name="P10"><text:tab/><text:tab/>- imprimer_adresse_avec_precision</text:p>
      <text:p text:style-name="P10"><text:tab/><text:tab/><text:tab/>- compter_caractere_adresse</text:p>
      <text:p text:style-name="P9"><text:tab/><text:tab/><text:tab/>- imprimer_zero_pour_precision_adresse</text:p>
      <text:p text:style-name="P7"><text:tab/>- imprimer_adresse_avec_plus</text:p>
      <text:p text:style-name="P7">- print_adress</text:p>
      <text:p text:style-name="P7"/>
      <text:p text:style-name="P16">Coordination de la gestion des option de %<text:span text:style-name="T5">d</text:span>:</text:p>
      <text:p text:style-name="P16"/>
      <text:p text:style-name="P20">- <text:span text:style-name="T5">gestionnaire_entier_signe_avec_option</text:span></text:p>
      <text:p text:style-name="P20"><text:tab/>- </text:p>
      <text:p text:style-name="P14">Modification prévue:</text:p>
      <text:p text:style-name="P13">vérification de la partie obligatoire (print_adress..)</text:p>
      <text:p text:style-name="P5">Coordination initialisation de structure: </text:p>
      <text:p text:style-name="P2"/>
      <text:p text:style-name="P2"><text:span text:style-name="T1"/></text:p>
      <text:p text:style-name="P2"/>
      <text:p text:style-name="P5">Coordination de distribution sommaire:</text:p>
      <text:p text:style-name="P2"/>
      <text:p text:style-name="P8">- <text:span text:style-name="T5">coordination_distribution_sommaire</text:span></text:p>
      <text:p text:style-name="P8"><text:tab/>- <text:span text:style-name="T5">gestionnaire_caractere_avec_option</text:span>…</text:p>
      <text:p text:style-name="P8"><text:tab/>- <text:span text:style-name="T5">gestionnaire_chaine_avec_option</text:span>...</text:p>
      <text:p text:style-name="P8"><text:tab/>- <text:span text:style-name="T5">gestionnaire_adresse_avec_option</text:span></text:p>
      <text:p text:style-name="P8"><text:tab/>- <text:span text:style-name="T5">gestionnaire_entier_signe_avec_option</text:span></text:p>
      <text:p text:style-name="P8"><text:tab/>- <text:span text:style-name="T5">gestionnaire_entier_non_signe_avec_option</text:span></text:p>
      <text:p text:style-name="P8"><text:tab/>- <text:span text:style-name="T5">gestionnaire_hexa_minuscule_avec_option</text:span></text:p>
      <text:p text:style-name="P8"><text:tab/>- <text:span text:style-name="T5">gestionnaire_hexa_majuscule_avec_option</text:span></text:p>
      <text:p text:style-name="P2"/>
      <text:p text:style-name="P5">Coordination de la gestion des option de %c:</text:p>
      <text:p text:style-name="P5"/>
      <text:p text:style-name="P11"><text:span text:style-name="T4"/></text:p>
      <text:p text:style-name="P11"><text:soft-page-break/></text:p>
      <text:p text:style-name="P11"/>
      <text:p text:style-name="P5">Coordination de la gestion des option de %s:</text:p>
      <text:p text:style-name="P2"/>
      <text:p text:style-name="P8"/>
      <text:p text:style-name="P8"/>
      <text:p text:style-name="P8"/>
      <text:p text:style-name="P5"/>
      <text:p text:style-name="P5"/>
      <text:p text:style-name="P5">Coordination de la gestion des option de %<text:span text:style-name="T5">p</text:span>:</text:p>
      <text:p text:style-name="P5"/>
      <text:p text:style-name="P5">Coordination de la gestion des option de %<text:span text:style-name="T5">d</text:span>:</text:p>
      <text:p text:style-name="P5"/>
      <text:p text:style-name="P5">Coordination de la gestion des option de %<text:span text:style-name="T5">i</text:span>:</text:p>
      <text:p text:style-name="P5"/>
      <text:p text:style-name="P5">Coordination de la gestion des option de %<text:span text:style-name="T5">u</text:span>:</text:p>
      <text:p text:style-name="P5"/>
      <text:p text:style-name="P5">Coordination de la gestion des option de %<text:span text:style-name="T5">x</text:span>:</text:p>
      <text:p text:style-name="P5"/>
      <text:p text:style-name="P5">Coordination de la gestion des option de %<text:span text:style-name="T5">X</text:span>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7:46:32.727158488</meta:creation-date>
    <dc:date>2024-01-09T09:38:00.419915846</dc:date>
    <meta:editing-duration>PT5H15M41S</meta:editing-duration>
    <meta:editing-cycles>12</meta:editing-cycles>
    <meta:generator>LibreOffice/7.4.7.2$Linux_X86_64 LibreOffice_project/40$Build-2</meta:generator>
    <meta:document-statistic meta:table-count="0" meta:image-count="0" meta:object-count="0" meta:page-count="3" meta:paragraph-count="73" meta:word-count="225" meta:character-count="2572" meta:non-whitespace-character-count="2337"/>
  </office:meta>
</office:document-meta>
</file>